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2.793cm" style:use-optimal-column-width="false"/>
    </style:style>
    <style:style style:name="ro1" style:family="table-row">
      <style:table-row-properties style:row-height="19.184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2.792cm" svg:height="95.919cm" svg:x="0cm" svg:y="0cm">
          <table:table table:template-name="black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بہار آنے کو ہے یوں تو جہاں میں ہے ہزار آئی<text:line-break/>مگر ایسی بہارِ بے خزاں ہے پہلی بار آئی<text:span text:style-name="T1"><text:line-break/></text:span><text:span text:style-name="T1">s</text:span></text:p>
              </table:table-cell>
            </table:table-row>
            <table:table-row table:style-name="ro1">
              <table:table-cell table:style-name="ce2">
                <text:p text:style-name="P2">بہار آئی، بہار آئی، بہار آئی، بہار آئی<text:line-break/>بہار اس ماہ میں زہرا کے گھر ہے چار بار آئی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2">محمد کے گھرانے میں محمد ہی محمد ہیں<text:line-break/>ہے اک صورت جو ہے صورت بدل کر بار بار آئی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2">ذرا اُن سے یہ کہہ دیجے کہ رہیئے ہوشیار آئی<text:line-break/>وہ آئی دیکھیئے سر پر وہ آئی ذوالفقار آئی<text:span text:style-name="T1"><text:line-break/></text:span><text:span text:style-name="T1"/></text:p>
              </table:table-cell>
            </table:table-row>
            <table:table-row table:style-name="ro1">
              <table:table-cell table:style-name="ce2">
                <text:p text:style-name="P2">علی کا نام لے کر میں نے کھولی آنکھ مرقد میں<text:line-break/>مدد مولا کی میری قبر میں قبل از فشار آئی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82.804cm" fo:page-height="95.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7T17:01:43.464341100</dc:date>
    <meta:editing-duration>PT1H30M57S</meta:editing-duration>
    <meta:editing-cycles>33</meta:editing-cycles>
    <meta:generator>LibreOffice/25.8.4.2$Windows_X86_64 LibreOffice_project/290daaa01b999472f0c7a3890eb6a550fd74c6df</meta:generator>
    <meta:document-statistic meta:object-count="1"/>
  </office:meta>
</office:document-meta>
</file>